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c71c4" officeooo:paragraph-rsid="001c71c4"/>
    </style:style>
    <style:style style:name="T1" style:family="text">
      <style:text-properties officeooo:rsid="001c7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LACION DE APACHE TOMCAT 9 EN UBUNTU (VPS)</text:p>
      <text:p text:style-name="Standard"/>
      <text:p text:style-name="Standard">CONFIGURACION</text:p>
      <text:p text:style-name="Standard"/>
      <text:p text:style-name="Standard">EJECUCION DE APLIACACIONES WEB DE EJEMPLO</text:p>
      <text:p text:style-name="Standard"/>
      <text:p text:style-name="Standard">CAMBIAR EL SERVLET DE EJEMPLO (http://vps612579.ovh.net:8080/sample/) PARA QUE MUESTRE UN MENSAJE PERSONALIZADO POR EL ALUMNO ANTE UNA PETICION GET</text:p>
      <text:p text:style-name="Standard"/>
      <text:p text:style-name="Standard">IDEM ANTERIOR ANTE UNA PETICION POST (MENSAJE DISTINTO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c71c4" officeooo:paragraph-rsid="001c71c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rturo Barba Rodríguez<text:tab/><text:tab/>2 DAW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5:43:02.312960575</meta:creation-date>
    <meta:generator>LibreOffice/6.0.7.3$Linux_X86_64 LibreOffice_project/00m0$Build-3</meta:generator>
    <dc:date>2019-03-01T15:47:14.758860147</dc:date>
    <meta:editing-duration>PT4M13S</meta:editing-duration>
    <meta:editing-cycles>1</meta:editing-cycles>
    <meta:document-statistic meta:table-count="0" meta:image-count="0" meta:object-count="0" meta:page-count="1" meta:paragraph-count="6" meta:word-count="47" meta:character-count="331" meta:non-whitespace-character-count="289"/>
  </office:meta>
</office:document-meta>
</file>